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f23ea" officeooo:paragraph-rsid="002f23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e46d7" officeooo:paragraph-rsid="002e46d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c4fae" officeooo:paragraph-rsid="002c4fa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Perpetua" fo:font-size="10pt" fo:font-weight="normal" officeooo:rsid="002e46d7" officeooo:paragraph-rsid="002e46d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Perpetua" fo:font-size="10pt" fo:font-weight="normal" officeooo:rsid="002e46d7" officeooo:paragraph-rsid="002e46d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31fbd3" style:font-size-asian="40pt" style:font-weight-asian="bold" style:font-size-complex="4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Perpetua" fo:font-size="32pt" fo:font-weight="bold" officeooo:rsid="0031fbd3" officeooo:paragraph-rsid="0031fbd3" style:font-size-asian="32pt" style:font-weight-asian="bold" style:font-size-complex="32pt" style:font-weight-complex="bold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style:font-name="Perpetua" fo:font-size="14pt" fo:font-weight="bold" officeooo:rsid="002c4fae" officeooo:paragraph-rsid="002c4fae" style:font-size-asian="14pt" style:font-weight-asian="bold" style:font-size-complex="14pt" style:font-weight-complex="bold"/>
    </style:style>
    <style:style style:name="T1" style:family="text">
      <style:text-properties officeooo:rsid="002e46d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2f23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M ó d u l o 01</text:p>
      <text:p text:style-name="P11">Exercício para fixação</text:p>
      <text:p text:style-name="P12">Exercício para fixação</text:p>
      <text:p text:style-name="P7">Desenvolver duas APIs <text:span text:style-name="T3">para integração </text:span>conforme abaixo:</text:p>
      <text:p text:style-name="P7"><text:tab/>“A primeira API (Produtos) terá um serviço GET para fornecimento de produtos (especificação abaixo) para uma outra API (Consulta)” .</text:p>
      <text:p text:style-name="P4">Especificação:</text:p>
      <text:p text:style-name="P7">→<text:span text:style-name="T1"> </text:span><text:a xlink:type="simple" xlink:href="http://localhost:8081/api/produtos" text:style-name="Internet_20_link" text:visited-style-name="Visited_20_Internet_20_Link"><text:span text:style-name="T1">http://localhost:8081/api/produtos</text:span></text:a><text:span text:style-name="T1"> (GET) – Produtos</text:span></text:p>
      <text:p text:style-name="P7">→<text:span text:style-name="T1"> </text:span><text:a xlink:type="simple" xlink:href="http://localhost:8082/api/consulta" text:style-name="Internet_20_link" text:visited-style-name="Visited_20_Internet_20_Link"><text:span text:style-name="T1">http://localhost:8082/api/consulta</text:span></text:a><text:span text:style-name="T1"> (GET) – Consulta </text:span></text:p>
      <text:p text:style-name="P5">Produtos <text:span text:style-name="T3">(JSON)</text:span>:<text:span text:style-name="T2"> </text:span></text:p>
      <text:p text:style-name="P8">[{ “codigo”: 1,</text:p>
      <text:p text:style-name="P8"><text:s text:c="2"/>“descricao”: “Produto 1”,</text:p>
      <text:p text:style-name="P8"><text:s text:c="2"/>“qtd”: 100,</text:p>
      <text:p text:style-name="P8"><text:s text:c="2"/>“valor”: 13.33},</text:p>
      <text:p text:style-name="P8">{ “codigo”: 2,</text:p>
      <text:p text:style-name="P8"><text:s text:c="2"/>“descricao”: “Produto 2”,</text:p>
      <text:p text:style-name="P8"><text:s text:c="2"/>“qtd”: 65,</text:p>
      <text:p text:style-name="P8"><text:s text:c="2"/>“valor”: 21.88},</text:p>
      <text:p text:style-name="P8">{ “codigo”: 3,</text:p>
      <text:p text:style-name="P8"><text:s text:c="2"/>“descricao”: “Produto 3”,</text:p>
      <text:p text:style-name="P8"><text:s text:c="2"/>“qtd”: 93,</text:p>
      <text:p text:style-name="P8"><text:s text:c="2"/>“valor”: 8.22}]</text:p>
      <text:p text:style-name="P7">→<text:span text:style-name="T3"> a segunda converterá a estrutura JSON em XML e em seguida a salvará em uma “property” do exchange para ser consumida e exposta no exchange.getOut().setBody() da API </text:span><text:a xlink:type="simple" xlink:href="http://localhost:8083/api/consumer" text:style-name="Internet_20_link" text:visited-style-name="Visited_20_Internet_20_Link"><text:span text:style-name="T3">http://localhost:8083/api/consumer</text:span></text:a><text:span text:style-name="T3">;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1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3:09:18.624000000</dc:date>
    <meta:editing-duration>PT18H45M34S</meta:editing-duration>
    <meta:editing-cycles>41</meta:editing-cycles>
    <meta:document-statistic meta:table-count="0" meta:image-count="1" meta:object-count="0" meta:page-count="2" meta:paragraph-count="24" meta:word-count="123" meta:character-count="920" meta:non-whitespace-character-count="796"/>
  </office:meta>
</office:document-meta>
</file>